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>
      <style:paragraph-properties fo:margin-top="0in" fo:margin-bottom="0in" fo:line-height="100%" fo:text-align="start"/>
    </style:style>
    <style:style style:name="P3" style:family="paragraph">
      <loext:graphic-properties draw:fill="solid" draw:fill-color="#cfe2f3"/>
      <style:paragraph-properties fo:margin-top="0in" fo:margin-bottom="0in" fo:line-height="100%" fo:text-align="start"/>
    </style:style>
    <style:style style:name="P4" style:family="paragraph">
      <loext:graphic-properties draw:fill="none"/>
      <style:paragraph-properties fo:text-align="star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1417in" fo:min-width="0.6957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2839in" fo:min-width="1.252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15in" fo:min-width="1.5543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15in" fo:min-width="1.5535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0146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1492in" fo:min-width="0in" fo:padding-top="0.1in" fo:padding-bottom="0.1in" fo:padding-left="0.1in" fo:padding-right="0.1in" fo:wrap-option="wrap" style:run-through="foreground"/>
    </style:style>
    <style:style style:name="gr8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1272in" fo:min-width="0.5256in" fo:padding-top="0.1in" fo:padding-bottom="0.1in" fo:padding-left="0.1in" fo:padding-right="0.1in" fo:wrap-option="wrap" style:run-through="foreground"/>
    </style:style>
    <style:style style:name="gr9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0252in" fo:min-width="0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2008in" fo:min-width="0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2835in" fo:min-width="0in" fo:padding-top="0.1in" fo:padding-bottom="0.1in" fo:padding-left="0.1in" fo:padding-right="0.1in" fo:wrap-option="wrap" style:run-through="foreground"/>
    </style:style>
    <style:style style:name="gr12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1445in" fo:padding-top="0.1in" fo:padding-bottom="0.1in" fo:padding-left="0.1in" fo:padding-right="0.1in" fo:wrap-option="wrap" style:run-through="foreground"/>
    </style:style>
    <style:style style:name="gr13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222in" fo:padding-top="0.1in" fo:padding-bottom="0.1in" fo:padding-left="0.1in" fo:padding-right="0.1in" fo:wrap-option="wrap" style:run-through="foreground"/>
    </style:style>
    <style:style style:name="gr14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1764in" fo:min-width="0in" fo:padding-top="0.1in" fo:padding-bottom="0.1in" fo:padding-left="0.1in" fo:padding-right="0.1in" fo:wrap-option="wrap" style:run-through="foreground"/>
    </style:style>
    <style:style style:name="gr15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2.4563in" fo:padding-top="0.1in" fo:padding-bottom="0.1in" fo:padding-left="0.1in" fo:padding-right="0.1in" fo:wrap-option="wrap" style:run-through="foreground"/>
    </style:style>
    <style:style style:name="gr16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17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5319in" fo:padding-top="0.1in" fo:padding-bottom="0.1in" fo:padding-left="0.1in" fo:padding-right="0.1in" fo:wrap-option="wrap" style:run-through="foreground"/>
    </style:style>
    <style:style style:name="gr18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2.3709in" fo:padding-top="0.1in" fo:padding-bottom="0.1in" fo:padding-left="0.1in" fo:padding-right="0.1in" fo:wrap-option="wrap" style:run-through="foreground"/>
    </style:style>
    <style:style style:name="gr19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3.8035in" fo:min-width="0in" fo:padding-top="0.1in" fo:padding-bottom="0.1in" fo:padding-left="0.1in" fo:padding-right="0.1in" fo:wrap-option="wrap" style:run-through="foreground"/>
    </style:style>
    <style:style style:name="gr20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2.3055in" fo:padding-top="0.1in" fo:padding-bottom="0.1in" fo:padding-left="0.1in" fo:padding-right="0.1in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<text:s text:c="6"/></text:p>
      <text:p text:style-name="Standard"><text:s text:c="35"/></text:p>
      <text:p text:style-name="Standard"><draw:g text:anchor-type="as-char" draw:z-index="0" draw:style-name="gr1"><draw:custom-shape draw:name="Shape 2" draw:style-name="gr2" draw:text-style-name="P3" svg:width="0.9894in" svg:height="0.4835in" svg:x="2.0756in" svg:y="0in"><text:p text:style-name="P2"><text:span text:style-name="T2"><text:s text:c="6"/></text:span><text:span text:style-name="T2">start</text:span></text:p>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<draw:equation draw:name="f0" draw:formula="logwidth*1018/21600"/><draw:equation draw:name="f1" draw:formula="logwidth*20582/21600"/><draw:equation draw:name="f2" draw:formula="logheight*3163/21600"/><draw:equation draw:name="f3" draw:formula="logheight*18437/21600"/><draw:equation draw:name="f4" draw:formula="logwidth/2"/><draw:equation draw:name="f5" draw:formula="logheight/2"/><draw:equation draw:name="f6" draw:formula="logheight"/><draw:equation draw:name="f7" draw:formula="logwidth"/><draw:equation draw:name="f8" draw:formula="(16200000)/60000.0"/><draw:equation draw:name="f9" draw:formula="(10800000)/60000.0"/><draw:equation draw:name="f10" draw:formula="(5400000)/60000.0"/><draw:equation draw:name="f11" draw:formula="(10800000)/60000.0"/></draw:enhanced-geometry></draw:custom-shape><draw:custom-shape draw:name="Shape 3" draw:style-name="gr3" draw:text-style-name="P3" svg:width="1.4516in" svg:height="0.4835in" svg:x="1.7752in" svg:y="1.8835in"><text:p text:style-name="P2"><text:span text:style-name="T3">Energize solenoid to unlock &amp; switch on led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4" draw:text-style-name="P3" svg:width="3.5071in" svg:height="0.6988in" svg:x="0.8165in" svg:y="0.8339in"><text:p text:style-name="P2"><text:span text:style-name="T3">Prepared switch pressed?</text:span></text:p><draw:enhanced-geometry draw:mirror-horizontal="false" draw:mirror-vertical="false" drawooo:sub-view-size="2 2" draw:text-areas="?f6 ?f7 ?f0 ?f1" svg:viewBox="0 0 0 0" draw:type="ooxml-flowChartDecision" draw:enhanced-path="M 0 1 L 1 0 2 1 1 2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draw:custom-shape draw:name="Shape 5" draw:style-name="gr5" draw:text-style-name="P3" svg:width="3.5067in" svg:height="0.6988in" svg:x="0.6957in" svg:y="2.5835in"><text:p text:style-name="P2"><text:span text:style-name="T3">Prepared switch released?</text:span></text:p><draw:enhanced-geometry draw:mirror-horizontal="false" draw:mirror-vertical="false" drawooo:sub-view-size="2 2" draw:text-areas="?f6 ?f7 ?f0 ?f1" svg:viewBox="0 0 0 0" draw:type="ooxml-flowChartDecision" draw:enhanced-path="M 0 1 L 1 0 2 1 1 2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draw:custom-shape draw:name="Shape 6" draw:style-name="gr3" draw:text-style-name="P3" svg:width="1.4516in" svg:height="0.4835in" svg:x="1.911in" svg:y="3.6409in"><text:p text:style-name="P2"><text:span text:style-name="T3">De energize solenoid to lock &amp; switch off led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" draw:style-name="gr2" draw:text-style-name="P3" svg:width="0.9894in" svg:height="0.4835in" svg:x="2.1425in" svg:y="4.5272in"><text:p text:style-name="P2"><text:span text:style-name="T2"><text:s text:c="6"/></text:span><text:span text:style-name="T2">stop</text:span></text:p>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<draw:equation draw:name="f0" draw:formula="logwidth*1018/21600"/><draw:equation draw:name="f1" draw:formula="logwidth*20582/21600"/><draw:equation draw:name="f2" draw:formula="logheight*3163/21600"/><draw:equation draw:name="f3" draw:formula="logheight*18437/21600"/><draw:equation draw:name="f4" draw:formula="logwidth/2"/><draw:equation draw:name="f5" draw:formula="logheight/2"/><draw:equation draw:name="f6" draw:formula="logheight"/><draw:equation draw:name="f7" draw:formula="logwidth"/><draw:equation draw:name="f8" draw:formula="(16200000)/60000.0"/><draw:equation draw:name="f9" draw:formula="(10800000)/60000.0"/><draw:equation draw:name="f10" draw:formula="(5400000)/60000.0"/><draw:equation draw:name="f11" draw:formula="(10800000)/60000.0"/></draw:enhanced-geometry></draw:custom-shape><draw:custom-shape draw:style-name="gr6" draw:text-style-name="P4" svg:width="1.215in" svg:height="0.0012in" svg:x="4.3244in" svg:y="1.1193in"><text:p/><draw:enhanced-geometry draw:mirror-horizontal="false" draw:mirror-vertical="false" svg:viewBox="0 0 21600 21600" draw:type="mso-spt32" draw:enhanced-path="M 0 0 L 21600 21600 N"/></draw:custom-shape><draw:custom-shape draw:style-name="gr7" draw:text-style-name="P4" svg:width="0.0012in" svg:height="0.3496in" svg:x="2.5354in" svg:y="0.4839in"><text:p/><draw:enhanced-geometry draw:mirror-horizontal="false" draw:mirror-vertical="false" svg:viewBox="0 0 21600 21600" draw:type="mso-spt32" draw:enhanced-path="M 0 0 L 21600 21600 N"/></draw:custom-shape><draw:custom-shape draw:style-name="gr7" draw:text-style-name="P4" svg:width="0.0689in" svg:height="0.3496in" svg:x="2.4992in" svg:y="1.5335in"><text:p/><draw:enhanced-geometry draw:mirror-horizontal="true" draw:mirror-vertical="false" svg:viewBox="0 0 21600 21600" draw:type="mso-spt32" draw:enhanced-path="M 0 0 L 21600 21600 N"/></draw:custom-shape><draw:custom-shape draw:style-name="gr8" draw:text-style-name="P4" svg:width="0.726in" svg:height="0.3276in" svg:x="2.5008in" svg:y="2.3673in"><text:p/><draw:enhanced-geometry draw:mirror-horizontal="false" draw:mirror-vertical="false" svg:viewBox="0 0 21600 21600" draw:type="mso-spt32" draw:enhanced-path="M 0 0 L 21600 21600 N"/></draw:custom-shape><draw:custom-shape draw:style-name="gr9" draw:text-style-name="P4" svg:width="0.0051in" svg:height="0.2252in" svg:x="2.4429in" svg:y="3.2835in"><text:p/><draw:enhanced-geometry draw:mirror-horizontal="true" draw:mirror-vertical="false" svg:viewBox="0 0 21600 21600" draw:type="mso-spt32" draw:enhanced-path="M 0 0 L 21600 21600 N"/></draw:custom-shape><draw:custom-shape draw:style-name="gr10" draw:text-style-name="P4" svg:width="0.0012in" svg:height="0.4012in" svg:x="2.6366in" svg:y="4.1256in"><text:p/><draw:enhanced-geometry draw:mirror-horizontal="false" draw:mirror-vertical="false" svg:viewBox="0 0 21600 21600" draw:type="mso-spt32" draw:enhanced-path="M 0 0 L 21600 21600 N"/></draw:custom-shape><draw:custom-shape draw:style-name="gr11" draw:text-style-name="P4" svg:width="0.0012in" svg:height="0.4835in" draw:transform="rotate (-3.14159265358979) translate (5.53949037620297in 1.11944444444444in)"><text:p/><draw:enhanced-geometry draw:mirror-horizontal="false" draw:mirror-vertical="false" svg:viewBox="0 0 21600 21600" draw:type="mso-spt32" draw:enhanced-path="M 0 0 L 21600 21600 N"/></draw:custom-shape><draw:custom-shape draw:style-name="gr12" draw:text-style-name="P4" svg:width="1.3449in" svg:height="0.0012in" svg:x="4.2055in" svg:y="0.6346in"><text:p/><draw:enhanced-geometry draw:mirror-horizontal="false" draw:mirror-vertical="false" svg:viewBox="0 0 21600 21600" draw:type="mso-spt32" draw:enhanced-path="M 0 0 L 21600 21600 N"/></draw:custom-shape><draw:custom-shape draw:style-name="gr13" draw:text-style-name="P4" svg:width="1.4224in" svg:height="0.0268in" draw:transform="rotate (-3.14159265358979) translate (5.62490704286964in 2.93333333333333in)"><text:p/><draw:enhanced-geometry draw:mirror-horizontal="true" draw:mirror-vertical="false" svg:viewBox="0 0 21600 21600" draw:type="mso-spt32" draw:enhanced-path="M 0 0 L 21600 21600 N"/></draw:custom-shape><draw:custom-shape draw:style-name="gr14" draw:text-style-name="P4" svg:width="0.0012in" svg:height="0.3768in" svg:x="5.5937in" svg:y="2.5299in"><text:p/><draw:enhanced-geometry draw:mirror-horizontal="false" draw:mirror-vertical="false" svg:viewBox="0 0 21600 21600" draw:type="mso-spt32" draw:enhanced-path="M 0 0 L 21600 21600 N"/></draw:custom-shape><draw:custom-shape draw:style-name="gr15" draw:text-style-name="P4" svg:width="2.6567in" svg:height="0.0315in" svg:x="2.9138in" svg:y="2.5299in"><text:p/><draw:enhanced-geometry draw:mirror-horizontal="true" draw:mirror-vertical="false" svg:viewBox="0 0 21600 21600" draw:type="mso-spt32" draw:enhanced-path="M 0 0 L 21600 21600 N"/></draw:custom-shape><draw:custom-shape draw:style-name="gr16" draw:text-style-name="P4" svg:width="0.0012in" svg:height="0.0012in" svg:x="2.5709in" svg:y="0.4839in"><text:p/><draw:enhanced-geometry draw:mirror-horizontal="false" draw:mirror-vertical="false" svg:viewBox="0 0 21600 21600" draw:type="mso-spt32" draw:enhanced-path="M 0 0 L 21600 21600 N"/></draw:custom-shape><draw:custom-shape draw:style-name="gr17" draw:text-style-name="P4" svg:width="1.7323in" svg:height="0.1504in" svg:x="2.5709in" svg:y="0.4839in"><text:p/><draw:enhanced-geometry draw:mirror-horizontal="false" draw:mirror-vertical="false" svg:viewBox="0 0 21600 21600" draw:type="mso-spt32" draw:enhanced-path="M 0 0 L 21600 21600 N"/></draw:custom-shape><draw:custom-shape draw:style-name="gr18" draw:text-style-name="P4" svg:width="2.5713in" svg:height="0.0213in" draw:transform="rotate (-3.14159265358979) translate (2.57074037620297in 0.484027777777778in)"><text:p/><draw:enhanced-geometry draw:mirror-horizontal="false" draw:mirror-vertical="false" svg:viewBox="0 0 21600 21600" draw:type="mso-spt32" draw:enhanced-path="M 0 0 L 21600 21600 N"/></draw:custom-shape><draw:custom-shape draw:style-name="gr19" draw:text-style-name="P4" svg:width="0.1185in" svg:height="4.0039in" svg:x="0.0102in" svg:y="0.4626in"><text:p/><draw:enhanced-geometry draw:mirror-horizontal="false" draw:mirror-vertical="false" svg:viewBox="0 0 21600 21600" draw:type="mso-spt32" draw:enhanced-path="M 0 0 L 21600 21600 N"/></draw:custom-shape><draw:custom-shape draw:style-name="gr20" draw:text-style-name="P4" svg:width="2.5059in" svg:height="0.1177in" draw:transform="rotate (-3.14159265358979) translate (2.64543963254593in 4.44583333333333in)"><text:p/><draw:enhanced-geometry draw:mirror-horizontal="true" draw:mirror-vertical="false" svg:viewBox="0 0 21600 21600" draw:type="mso-spt32" draw:enhanced-path="M 0 0 L 21600 21600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0" meta:character-count="41" meta:non-whitespace-character-count="0"/>
    <meta:generator>LibreOfficeDev/6.0.5.2$Linux_X86_64 LibreOffice_project/</meta:generator>
  </office:meta>
</office:document-meta>
</file>